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 tried several time to figure out how local and remote repository work.</text:p>
      <text:p text:style-name="P1">Why I take this much time to pull and pus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